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stermind - persuasion<text:line-break/></text:p>
      <text:p text:style-name="Standard"><draw:frame draw:style-name="fr1" draw:name="graphics1" text:anchor-type="as-char" svg:width="4.6in" svg:height="3.0665in" draw:z-index="0"><draw:image xlink:href="http://nme.assets.ipccdn.co.uk/images/gallery/AmericanHustleTrailerGb291113.jpg" xlink:type="simple" xlink:show="embed" xlink:actuate="onLoad"/></draw:frame> </text:p>
      <text:p text:style-name="Standard"/>
      <text:p text:style-name="Standard">Obsessed with 70's culture and thinks he's all that. He is actually brilliant having attended a German university and Harvard for grad school in psychology. He could be the best at dealing with conversations as well as be sitting in the get away van helping coordinate everyone. If someone is confronted with some sort of moral choice he could use radio to convey what he thinks is best, although the character does not have to obey him necessarily. He believes robbing banks is morally right since there should never be an institution with so much money. Weird mix between hating the government but loving of the independent individual. </text:p>
      <text:p text:style-name="Standard"/>
      <text:p text:style-name="Standard">Likes: Jimi Hendrix, Cocaine, Swank suits, $$$</text:p>
      <text:p text:style-name="Standard"/>
      <text:p text:style-name="Standard">Dislikes: Hip-Hop, Corporate tools, The government</text:p>
      <text:p text:style-name="Standard"/>
      <text:p text:style-name="Standard">Unique Abilit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uscle - </text:p>
      <text:p text:style-name="Standard"><draw:frame draw:style-name="fr1" draw:name="graphics2" text:anchor-type="as-char" svg:width="5.0165in" svg:height="5.0165in" draw:z-index="1"><draw:image xlink:href="http://media2.whosaystatic.com/483181/483181_602x602.jpg" xlink:type="simple" xlink:show="embed" xlink:actuate="onLoad"/></draw:frame> </text:p>
      <text:p text:style-name="Standard"/>
      <text:p text:style-name="Standard">Born and raised in Munich, he met the mastermind while working out at a nearby gym. They immediately hit it off with their admiration and strict moral code. While you may think the muscle is lacking in the brain department he operates on strict morals – thinking he is working for a higher cause, an almost crusade. He keeps every part of his body at peak physical performance. His grandfather was a colonel in World War II so he may have some nazi sympathies.</text:p>
      <text:p text:style-name="Standard"/>
      <text:p text:style-name="Standard">Likes: Germany, Beer, Moral codes</text:p>
      <text:p text:style-name="Standard"/>
      <text:p text:style-name="Standard">Dislikes: Capitalism, People who don't take care of their bodies, Lays</text:p>
      <text:p text:style-name="Standard"/>
      <text:p text:style-name="Standard">Unique abilit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Hacker -</text:p>
      <text:p text:style-name="Standard"/>
      <text:p text:style-name="Standard"><draw:frame draw:style-name="fr1" draw:name="graphics3" text:anchor-type="as-char" svg:width="1.6in" svg:height="2in" draw:z-index="2"><draw:image xlink:href="http://www.cs.virginia.edu/people/faculty/images/horton-tom.jpg" xlink:type="simple" xlink:show="embed" xlink:actuate="onLoad"/></draw:frame> <draw:frame draw:style-name="fr1" draw:name="graphics4" text:anchor-type="as-char" svg:width="5.8665in" svg:height="3.3335in" draw:z-index="3"><draw:image xlink:href="http://i187.photobucket.com/albums/x240/Miroku74/Clipboard15.jpg?t=1266712342" xlink:type="simple" xlink:show="embed" xlink:actuate="onLoad"/></draw:frame> </text:p>
      <text:p text:style-name="Standard"/>
      <text:p text:style-name="Standard">Nobody knows his name, instead he goes by a pseudonym. He dropped out of High school in 9<text:span text:style-name="T1">th</text:span> grade in Tokyo when he hacked his school systems and failed everyone but him. He is known to lurk in fringe anarchist forums and may be one of the top contributors to Wikipedia. His pseudonym is on the FBI watch list for hacking the FDA's website. Supposedly the mastermind has offered 25% of all earnings to the hacker – however there are rumors he will just burn the money anyways. </text:p>
      <text:p text:style-name="Standard"/>
      <text:p text:style-name="Standard">Likes: C++, Cowboy Bebop, Jack Kerouac</text:p>
      <text:p text:style-name="Standard"/>
      <text:p text:style-name="Standard">Dislikes: Windows Vista, Physical exercise, SOPA</text:p>
      <text:p text:style-name="Standard"/>
      <text:p text:style-name="Standard">Unique ability:</text:p>
      <text:p text:style-name="Standard"/>
      <text:p text:style-name="Standard"/>
      <text:p text:style-name="Standard"/>
      <text:p text:style-name="Standard"/>
      <text:p text:style-name="Standard"><text:soft-page-break/></text:p>
      <text:p text:style-name="Standard"/>
      <text:p text:style-name="Standard">Recon/Sniper</text:p>
      <text:p text:style-name="Standard"><draw:frame draw:style-name="fr2" draw:name="graphics6" text:anchor-type="as-char" svg:width="4.102in" svg:height="2.7346in" draw:z-index="4"><draw:image xlink:href="http://saintheron.com/wp-content/uploads/2013/12/travis_scott.jpg" xlink:type="simple" xlink:show="embed" xlink:actuate="onLoad"/></draw:frame> </text:p>
      <text:p text:style-name="Standard"><draw:frame draw:style-name="fr1" draw:name="graphics5" text:anchor-type="as-char" svg:width="2.7752in" svg:height="4.1665in" draw:z-index="5"><draw:image xlink:href="http://g-ecx.images-amazon.com/images/G/01/ciu/c1/eb/482351c88da0d0585639d110.L.jpg" xlink:type="simple" xlink:show="embed" xlink:actuate="onLoad"/></draw:frame></text:p>
      <text:p text:style-name="Standard"/>
      <text:p text:style-name="Standard">An aspiring rapper on his free time, the recon character served time in Afghanistan as a sniper before going AWOL and coming back to the US. His chill demeanor earns lack of trust from most of his associates but when business needs doing, the Ranger side of him comes out.</text:p>
      <text:p text:style-name="Standard"/>
      <text:p text:style-name="Standard">Likes: Travi$ Scott, Big booty bitches, Drugs</text:p>
      <text:p text:style-name="Standard"/>
      <text:p text:style-name="Standard">Dislikes: Authority, Government, Racism</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Explosions - </text:p>
      <text:p text:style-name="Standard"><draw:frame draw:style-name="fr1" draw:name="graphics7" text:anchor-type="as-char" svg:width="7.05in" svg:height="5.2665in" draw:z-index="6"><draw:image xlink:href="http://img1.wikia.nocookie.net/__cb20131205032454/cowboybebop/images/d/d3/Ks_%283%29.PNG" xlink:type="simple" xlink:show="embed" xlink:actuate="onLoad"/></draw:frame></text:p>
      <text:p text:style-name="Standard"><text:s text:c="2"/></text:p>
      <text:p text:style-name="Standard"/>
      <text:p text:style-name="Standard"/>
      <text:p text:style-name="Standard"/>
      <text:p text:style-name="Standard"/>
      <text:p text:style-name="Standard"/>
      <text:p text:style-name="Standard">Holds strong traditional family values and holds safety of mission and people above all else, yet paradoxically enjoys and is a master of exploding various things. She picked this hobby up as a kid when the neighbor would always invite her to set off fire works with him. Now she's taken it to an art, albeit safety first.</text:p>
      <text:p text:style-name="Standard"/>
      <text:p text:style-name="Standard">Likes: Family dinners, Michael Bay movies, men missing a motherly figure</text:p>
      <text:p text:style-name="Standard"><text:soft-page-break/></text:p>
      <text:p text:style-name="Standard">Dislikes: unsafe practices, impulse decisions, rebell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inja/Stealth</text:p>
      <text:p text:style-name="Standard"><draw:frame draw:style-name="fr1" draw:name="graphics8" text:anchor-type="as-char" svg:width="5in" svg:height="2.8in" draw:z-index="7"><draw:image xlink:href="https://speakgossip.files.wordpress.com/2011/08/nicola-formichetti-for-thierry-mugler-4-600x336.jpg" xlink:type="simple" xlink:show="embed" xlink:actuate="onLoad"/></draw:frame> </text:p>
      <text:p text:style-name="Standard"><text:soft-page-break/><draw:frame draw:style-name="fr1" draw:name="graphics9" text:anchor-type="as-char" svg:width="8.9in" svg:height="10in" draw:z-index="8"><draw:image xlink:href="http://img1.wikia.nocookie.net/__cb20091227012220/mirrorsedge/images/5/50/Mirrors-edge-cover.jpg" xlink:type="simple" xlink:show="embed" xlink:actuate="onLoad"/></draw:frame> </text:p>
      <text:p text:style-name="Standard"><text:soft-page-break/></text:p>
      <text:p text:style-name="Standard">Likes to keep to himself but is an idealist of unknown ideals. He is silent and <text:s/>deadly preferring to use a pipe and a kwa mac 11 with a silencer. Is often found leaning against the wall listening to punk rock music.</text:p>
      <text:p text:style-name="Standard"/>
      <text:p text:style-name="Standard"><text:a xlink:type="simple" xlink:href="https://www.youtube.com/watch?v=9C0F2Nw5Ztg&amp;feature=youtu.be">https://www.youtube.com/watch?v=9C0F2Nw5Ztg&amp;feature=youtu.be</text:a></text:p>
      <text:p text:style-name="Standard"/>
      <text:p text:style-name="Standard"/>
      <text:p text:style-name="Standard">Likes: Punk rock, ????, ????</text:p>
      <text:p text:style-name="Standard"/>
      <text:p text:style-name="Standard">Dislik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astermind – brought crew together. Respects everyone for mostly what they are. Tools. However, has a deeper relationship with the muscle since they went to school together. Muscle protected him from bullies in school, and got him laid a couple of times.</text:p>
      <text:p text:style-name="Standard"/>
      <text:p text:style-name="Standard">Loves: Muscle</text:p>
      <text:p text:style-name="Standard">Likes: Hacker, Recon</text:p>
      <text:p text:style-name="Standard">Ambivalent: Explosives, Stealth</text:p>
      <text:p text:style-name="Standard"/>
      <text:p text:style-name="Standard">Muscle – Does not really know anyone else, and only judges people by the sharpness of their body unless provoked into a long winded discussion about philosophical ideas, in which case he warms up to you. Would take a bullet for the mastermind but would sacrifice anyone else for the glory of the mission.</text:p>
      <text:p text:style-name="Standard"/>
      <text:p text:style-name="Standard">Loves: Mastermind</text:p>
      <text:p text:style-name="Standard">Likes: Explosives</text:p>
      <text:p text:style-name="Standard">Neutral: Recon, Stealth</text:p>
      <text:p text:style-name="Standard">Dislikes: Hacker</text:p>
      <text:p text:style-name="Standard"/>
      <text:p text:style-name="Standard">Recon – Mastermind assisted him in returning to his home after going AWOL. Besides that he has a very jesting personality using jokes to disguise the horrors he has witnessed. Muscle only respects him when he gets serious // aka missions.</text:p>
      <text:p text:style-name="Standard"/>
      <text:p text:style-name="Standard">Loves: Explosives</text:p>
      <text:p text:style-name="Standard">Likes: Mastermind, Muscle</text:p>
      <text:p text:style-name="Standard">Ambivalent: Stealth</text:p>
      <text:p text:style-name="Standard">Dislikes: Hacker</text:p>
      <text:p text:style-name="Standard"/>
      <text:p text:style-name="Standard">Hacker – Has no interpersonal relations with anyone on the crew as of yet, was only found via an omegle chat with the mastermind. He thought hacking banks would be fun so he decided to join the crew. Very silent but knows a lot of obscure facts thanks to Wikipedia.</text:p>
      <text:p text:style-name="Standard"/>
      <text:p text:style-name="Standard">Likes: Mastermind</text:p>
      <text:p text:style-name="Standard">Ambivalent: Recon, Muscle, Explosives</text:p>
      <text:p text:style-name="Standard">Dislikes: Stealth</text:p>
      <text:p text:style-name="Standard"/>
      <text:p text:style-name="Standard">Stealth – A man of little words, his presence usually gains respect from those around him either via intimidation or just his aura. No one knows if his intimidating aura is deserved or non deserved. Occasionally he brings out his harmonica and communicates via that.</text:p>
      <text:p text:style-name="Standard"/>
      <text:p text:style-name="Standard">Likes:</text:p>
      <text:p text:style-name="Standard">Has a soft spot for: Explosives (didn't have a mother growing up)<text:line-break/>Dislikes:</text:p>
      <text:p text:style-name="Standard"/>
      <text:p text:style-name="Standard"/>
      <text:p text:style-name="Standard"/>
      <text:p text:style-name="Standard"/>
      <text:p text:style-name="Standard"/>
      <text:p text:style-name="Standard"/>
      <text:p text:style-name="Standard"/>
      <text:p text:style-name="Standard"><text:soft-page-break/>Explosives – Very forward and loving, she has the time to listen to anyone's problems and interfere in anyone's business if she finds them unsafe. However, she does need to feed her family so at the end of the day family comes first in a do or die situation.</text:p>
      <text:p text:style-name="Standard"/>
      <text:p text:style-name="Standard">Really likes anyone but<text:line-break/>Likes: Hacker, Stealth</text:p>
      <text:p text:style-name="Standard">Dislikes: Recon, Muscle</text:p>
      <text:p text:style-name="Standard">Needs to work out: Masterm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Wert</meta:initial-creator>
    <meta:creation-date>2014-09-08T13:31:14.89</meta:creation-date>
    <dc:date>2014-09-19T14:57:31.19</dc:date>
    <dc:creator>David Wert</dc:creator>
    <meta:editing-duration>P1DT12H18M17S</meta:editing-duration>
    <meta:editing-cycles>11</meta:editing-cycles>
    <meta:generator>OpenOffice/4.0.1$Win32 OpenOffice.org_project/401m5$Build-9714</meta:generator>
    <meta:document-statistic meta:table-count="0" meta:image-count="9" meta:object-count="0" meta:page-count="10" meta:paragraph-count="62" meta:word-count="868" meta:character-count="5174"/>
  </office:meta>
</office:document-meta>
</file>